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10E42996519C50141C.jpg" manifest:media-type="image/jpeg"/>
  <manifest:file-entry manifest:full-path="Pictures/100000000000078000000410E5ED1707E9CCE179.jpg" manifest:media-type="image/jpeg"/>
  <manifest:file-entry manifest:full-path="Pictures/1000000000000780000004105B423EE23B06F053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413cm" svg:y="-0.159cm" svg:width="17cm" svg:height="9.208cm" draw:z-index="0"><draw:image xlink:href="Pictures/100000000000078000000410E42996519C50141C.jpg" xlink:type="simple" xlink:show="embed" xlink:actuate="onLoad" draw:mime-type="image/jpeg"/></draw:frame><draw:frame draw:style-name="fr1" draw:name="Imagen2" text:anchor-type="char" svg:x="0.695cm" svg:y="18.302cm" svg:width="16.115cm" svg:height="8.728cm" draw:z-index="1"><draw:image xlink:href="Pictures/100000000000078000000410E5ED1707E9CCE179.jpg" xlink:type="simple" xlink:show="embed" xlink:actuate="onLoad" draw:mime-type="image/jpeg"/></draw:frame><draw:frame draw:style-name="fr1" draw:name="Imagen3" text:anchor-type="char" svg:x="0.011cm" svg:y="9.287cm" svg:width="16.799cm" svg:height="9.098cm" draw:z-index="2"><draw:image xlink:href="Pictures/1000000000000780000004105B423EE23B06F05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08:51:44.921000000</meta:creation-date>
    <dc:date>2023-12-13T08:53:42.941000000</dc:date>
    <meta:editing-duration>PT1M58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5.6.2$Windows_X86_64 LibreOffice_project/f654817fb68d6d4600d7d2f6b647e47729f55f15</meta:generator>
  </office:meta>
</office:document-meta>
</file>